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</text:h>
      <text:p text:style-name="Text_20_body">A funcionalidade "Situação de Venda" permite visualizar, cadastrar e gerenciar diferentes situações associadas às vendas registradas no sistema. Esta tela é essencial para acompanhar o status das vendas de forma clara e organizada, auxiliando na gestão e rastreabilidade.</text:p>
      <text:p text:style-name="Horizontal_20_Line"/>
      <text:h text:style-name="Heading_20_3" text:outline-level="3">2. Consulta de Situação de Venda</text:h>
      <text:list xml:id="list657952196" text:style-name="L1">
        <text:list-item>
          <text:p text:style-name="P1"><text:span text:style-name="Strong_20_Emphasis">Acesso:</text:span></text:p>
          <text:list>
            <text:list-item>
              <text:p text:style-name="P1">Clique no ícone <text:span text:style-name="Strong_20_Emphasis">Venda</text:span> no menu principal.</text:p>
            </text:list-item>
            <text:list-item>
              <text:p text:style-name="P1">Selecione a opção <text:span text:style-name="Strong_20_Emphasis">Situação de Venda</text:span>.</text:p>
            </text:list-item>
          </text:list>
        </text:list-item>
        <text:list-item>
          <text:p text:style-name="P1"><text:span text:style-name="Strong_20_Emphasis">Elementos da Tela:</text:span></text:p>
          <text:list>
            <text:list-item>
              <text:p text:style-name="P1"><text:span text:style-name="Strong_20_Emphasis">Grid de Informações:</text:span> Exibe os registros cadastrados, incluindo:</text:p>
              <text:list>
                <text:list-item>
                  <text:p text:style-name="P1">Código.</text:p>
                </text:list-item>
                <text:list-item>
                  <text:p text:style-name="P1">Descrição.</text:p>
                </text:list-item>
                <text:list-item>
                  <text:p text:style-name="P1">Status (Ativo/Desativado).</text:p>
                </text:list-item>
                <text:list-item>
                  <text:p text:style-name="P1">Data da última alteração.</text:p>
                </text:list-item>
              </text:list>
            </text:list-item>
            <text:list-item>
              <text:p text:style-name="P1"><text:span text:style-name="Strong_20_Emphasis">Filtros de Busca:</text:span> Utilize campos como Código, Descrição ou Status para localizar registros específicos.</text:p>
            </text:list-item>
          </text:list>
        </text:list-item>
        <text:list-item>
          <text:p text:style-name="P1"><text:span text:style-name="Strong_20_Emphasis">Ações Disponíveis:</text:span></text:p>
          <text:list>
            <text:list-item>
              <text:p text:style-name="P1">Clique duas vezes em um registro para abrir o cadastro para edição.</text:p>
            </text:list-item>
            <text:list-item>
              <text:p text:style-name="P1">Utilize os botões <text:span text:style-name="Strong_20_Emphasis">+Novo</text:span> ou <text:span text:style-name="Strong_20_Emphasis">F1-Pesquisar</text:span> para interações adicionais.</text:p>
            </text:list-item>
          </text:list>
        </text:list-item>
      </text:list>
      <text:p text:style-name="Horizontal_20_Line"/>
      <text:h text:style-name="Heading_20_3" text:outline-level="3">3. Cadastro de Situação de Venda</text:h>
      <text:list xml:id="list3860924335" text:style-name="L2">
        <text:list-item>
          <text:p text:style-name="P2"><text:span text:style-name="Strong_20_Emphasis">Passo a Passo:</text:span></text:p>
          <text:list>
            <text:list-item>
              <text:p text:style-name="P2">Na tela de Situação de Venda, clique no botão <text:span text:style-name="Strong_20_Emphasis">+Novo</text:span>.</text:p>
            </text:list-item>
            <text:list-item>
              <text:p text:style-name="P2">Preencha os seguintes campos:</text:p>
              <text:list>
                <text:list-item>
                  <text:p text:style-name="P2"><text:span text:style-name="Strong_20_Emphasis">Código:</text:span> Gerado automaticamente pelo sistema.</text:p>
                </text:list-item>
                <text:list-item>
                  <text:p text:style-name="P2"><text:soft-page-break/><text:span text:style-name="Strong_20_Emphasis">Descrição:</text:span> Insira o nome que identifica a situação de venda.</text:p>
                </text:list-item>
                <text:list-item>
                  <text:p text:style-name="P2"><text:span text:style-name="Strong_20_Emphasis">Ativo:</text:span> Marque se o registro estará ativo no sistema.</text:p>
                </text:list-item>
                <text:list-item>
                  <text:p text:style-name="P2"><text:span text:style-name="Strong_20_Emphasis">Última Alteração:</text:span> Campo automático que exibe a data e hora da última modificação.</text:p>
                </text:list-item>
              </text:list>
            </text:list-item>
          </text:list>
        </text:list-item>
        <text:list-item>
          <text:p text:style-name="P2"><text:span text:style-name="Strong_20_Emphasis">Bloco Atividade:</text:span></text:p>
          <text:list>
            <text:list-item>
              <text:p text:style-name="P2">Exibe um histórico detalhado das ações realizadas na tela, como criação, edição ou exclusão de registros.</text:p>
            </text:list-item>
          </text:list>
        </text:list-item>
      </text:list>
      <text:p text:style-name="Horizontal_20_Line"/>
      <text:h text:style-name="Heading_20_3" text:outline-level="3">4. Ações na Tela</text:h>
      <text:list xml:id="list659592755" text:style-name="L3">
        <text:list-item>
          <text:p text:style-name="P3"><text:span text:style-name="Strong_20_Emphasis">Botões Disponíveis:</text:span></text:p>
          <text:list>
            <text:list-item>
              <text:p text:style-name="P3"><text:span text:style-name="Strong_20_Emphasis">+Novo:</text:span> Habilita os campos para cadastro de um novo registro.</text:p>
            </text:list-item>
            <text:list-item>
              <text:p text:style-name="P3"><text:span text:style-name="Strong_20_Emphasis">Confirmar:</text:span> Salva as informações inseridas.</text:p>
            </text:list-item>
            <text:list-item>
              <text:p text:style-name="P3"><text:span text:style-name="Strong_20_Emphasis">Alterar:</text:span> Permite editar registros existentes.</text:p>
            </text:list-item>
            <text:list-item>
              <text:p text:style-name="P3"><text:span text:style-name="Strong_20_Emphasis">Cancelar:</text:span> Descarta alterações em andamento.</text:p>
            </text:list-item>
            <text:list-item>
              <text:p text:style-name="P3"><text:span text:style-name="Strong_20_Emphasis">Excluir:</text:span> Remove o registro selecionado.</text:p>
            </text:list-item>
            <text:list-item>
              <text:p text:style-name="P3"><text:span text:style-name="Strong_20_Emphasis">Setas (Anterior/Próximo):</text:span> Navega entre os registros cadastrados.</text:p>
            </text:list-item>
            <text:list-item>
              <text:p text:style-name="P3"><text:span text:style-name="Strong_20_Emphasis">Consultar:</text:span> Abre uma janela de pesquisa detalhada.</text:p>
            </text:list-item>
            <text:list-item>
              <text:p text:style-name="P3"><text:span text:style-name="Strong_20_Emphasis">Sair:</text:span> Fecha a tela atual.</text:p>
            </text:list-item>
          </text:list>
        </text:list-item>
      </text:list>
      <text:p text:style-name="Horizontal_20_Line"/>
      <text:h text:style-name="Heading_20_3" text:outline-level="3">5. Dicas de Utilização</text:h>
      <text:list xml:id="list102604459" text:style-name="L4">
        <text:list-item>
          <text:p text:style-name="P4">Utilize filtros para localizar situações de venda específicas com rapidez.</text:p>
        </text:list-item>
        <text:list-item>
          <text:p text:style-name="P4">Sempre revise as informações inseridas antes de confirmar o cadastro ou edição.</text:p>
        </text:list-item>
        <text:list-item>
          <text:p text:style-name="P4">Utilize o Bloco Atividade para acompanhar alterações realizadas nos registros e garantir conformidade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4:01:08.985000000</dc:date>
    <meta:editing-duration>PT2S</meta:editing-duration>
    <meta:editing-cycles>1</meta:editing-cycles>
    <meta:document-statistic meta:table-count="0" meta:image-count="0" meta:object-count="0" meta:page-count="2" meta:paragraph-count="40" meta:word-count="322" meta:character-count="2010" meta:non-whitespace-character-count="1762"/>
    <meta:generator>LibreOffice/7.3.2.2$Windows_X86_64 LibreOffice_project/49f2b1bff42cfccbd8f788c8dc32c1c309559be0</meta:generator>
  </office:meta>
</office:document-meta>
</file>